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igital human<text:s/></text:p>
      <text:p text:style-name="Normal">A Digital Human is an avatar that can produce a whole range of human body language. Backed by artificial intelligence that can interpret clients’ input and give back to them not just the facts they need but the appropriate non-verbal response as well. They can easily connect to any digital brain to share knowledge (i.e. chatbot and NLP).</text:p>
      <text:p text:style-name="Normal">数字人的主要客户还是喜欢二次元的年轻人</text:p>
      <text:p text:style-name="Normal">3D元宇宙里的社交需要3D人</text:p>
      <text:p text:style-name="Normal">3D数字人就是在元宇宙里，用来代替微信头像的</text:p>
      <text:p text:style-name="Normal">人类最原始的交互方式是语言，希望和机器用人类语言对话，动嘴皮比动手指更方便</text:p>
      <text:p text:style-name="Normal">冬奥会虚拟教练</text:p>
      <text:p text:style-name="Normal">元宇宙核心交互载体</text:p>
      <text:p text:style-name="Normal"/>
      <text:p text:style-name="Normal">Blockchain</text:p>
      <text:p text:style-name="Normal">链圈：更多是理想主义极客</text:p>
      <text:p text:style-name="Normal">币圈：投机者</text:p>
      <text:p text:style-name="Normal">区块链的本质上是一种数据储存方式（区块链，关系性数据库MySQL，非关系性数据库NoSQL），进一步说就是一个分布式数据库。相比其他，区块链储存的数据易于追溯。</text:p>
      <text:p text:style-name="Normal">区块链的适用场景：需要提升公信力，或者需要追溯性</text:p>
      <text:p text:style-name="Normal">数字人民币用了区块链技术：中心化，目前是同质化，但如果想要做成完全可追溯的，那么就可以运用区块链技术做成非同质化，便能以巨大的算力消耗为代价，追溯到每一分钱的完整流传记录，那么洗钱/偷逃税/电信诈骗可能就不存在了。</text:p>
      <text:p text:style-name="Normal">*金融机构在虚拟数字人领域早有布局，且更倾向打造技术能力应用较强的虚拟数字员工。</text:p>
      <text:p text:style-name="Normal">1.<text:s/>缴税查税直接上智能合约，税务局执法成本大幅降低，而且漏税查到了，收益就可以cover区块链的运营成本。</text:p>
      <text:p text:style-name="Normal">2.<text:s/>加速人民币国际化，推动其他国家用人民币结算。</text:p>
      <text:p text:style-name="Normal">区块链：分布式记账，属于数据层，等上面的逻辑层代码来做读写。</text:p>
      <text:p text:style-name="Normal"/>
      <text:p text:style-name="Normal">如何建立价值可信流转，让元宇宙中的经济体系变得稳定？</text:p>
      <text:p text:style-name="Normal">元宇宙依托区块链技术搭建相应体系，解决数字化的资产权属以及流通问题。</text:p>
      <text:p text:style-name="Normal">区块链技术具有不可篡改以及透明性，可追溯性，能够为元宇宙中所有数字化资产，资产的所有权关系，资产转移的记录做一个保障。更好地促进多方协作，为多方提供信任基础，串联起所有元宇宙之间的部分产业以及企业，保障元宇宙中的秩序井然运行。</text:p>
      <text:soft-page-break/>
      <text:p text:style-name="Normal">*包含大量用户隐私数据被收集，谁拥有这些数据，谁来控制这些数据，都是虚拟数字人中的潜在风险。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G-Wu, Jialin</meta:initial-creator>
    <dc:creator>UG-Wu, Jialin</dc:creator>
    <meta:creation-date>2022-08-16T09:45:00Z</meta:creation-date>
    <dc:date>2022-08-16T10:21:00Z</dc:date>
    <meta:template xlink:href="Normal" xlink:type="simple"/>
    <meta:editing-cycles>3</meta:editing-cycles>
    <meta:editing-duration>PT2160S</meta:editing-duration>
    <meta:document-statistic meta:page-count="2" meta:paragraph-count="2" meta:word-count="163" meta:character-count="1092" meta:row-count="7" meta:non-whitespace-character-count="931"/>
  </office:meta>
</office:document-meta>
</file>